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7000002E69FB596FEFD881650.png" manifest:media-type="image/png"/>
  <manifest:file-entry manifest:full-path="Pictures/10000000000003D80000030AFDB4EC2372602849.png" manifest:media-type="image/png"/>
  <manifest:file-entry manifest:full-path="Pictures/10000000000003B1000002F4331276405FDC61E8.jpg" manifest:media-type="image/jpeg"/>
  <manifest:file-entry manifest:full-path="Pictures/100000000000020E00000313E7628BC6F1E04AA1.jpg" manifest:media-type="image/jpeg"/>
  <manifest:file-entry manifest:full-path="Pictures/10000201000003200000032038E694878CBFEE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cm" svg:height="15.076cm" svg:x="0.6cm" svg:y="0.4cm">
          <draw:image xlink:href="Pictures/1000000000000527000002E69FB596FEFD8816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317cm" svg:height="15.274cm" svg:x="4.2cm" svg:y="0.326cm">
          <draw:image xlink:href="Pictures/10000000000003D80000030AFDB4EC2372602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8cm" svg:height="15.041cm" svg:x="0.6cm" svg:y="0.4cm">
          <draw:image xlink:href="Pictures/10000000000003B1000002F4331276405FDC61E8.jpg" xlink:type="simple" xlink:show="embed" xlink:actuate="onLoad" loext:mime-type="image/jpeg">
            <text:p/>
          </draw:image>
        </draw:frame>
        <draw:frame draw:style-name="gr1" draw:text-style-name="P1" draw:layer="layout" svg:width="8.689cm" svg:height="13cm" svg:x="18.6cm" svg:y="1.4cm">
          <draw:image xlink:href="Pictures/100000000000020E00000313E7628BC6F1E04AA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4.749cm" svg:height="14.749cm" svg:x="6.8cm" svg:y="0.451cm">
          <draw:image xlink:href="Pictures/10000201000003200000032038E694878CBFEE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04:59.307000000</meta:creation-date>
    <dc:date>2019-04-08T11:13:25.821000000</dc:date>
    <meta:editing-duration>PT5M7S</meta:editing-duration>
    <meta:editing-cycles>1</meta:editing-cycles>
    <meta:document-statistic meta:object-count="34"/>
    <meta:generator>LibreOffice/6.1.4.2$Windows_X86_64 LibreOffice_project/9d0f32d1f0b509096fd65e0d4bec26ddd1938fd3</meta:generator>
  </office:meta>
</office:document-meta>
</file>